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0044c" officeooo:paragraph-rsid="0010044c" fo:background-color="transparent"/>
    </style:style>
    <style:style style:name="P2" style:family="paragraph" style:parent-style-name="Heading_20_3">
      <style:text-properties officeooo:rsid="001a5342" officeooo:paragraph-rsid="001a5342" fo:background-color="transparent"/>
    </style:style>
    <style:style style:name="P3" style:family="paragraph" style:parent-style-name="Standard">
      <style:text-properties officeooo:rsid="0010044c" officeooo:paragraph-rsid="0010044c"/>
    </style:style>
    <style:style style:name="P4" style:family="paragraph" style:parent-style-name="Standard">
      <style:text-properties officeooo:rsid="0010044c" officeooo:paragraph-rsid="0010044c" fo:background-color="#d4ea6b"/>
    </style:style>
    <style:style style:name="P5" style:family="paragraph" style:parent-style-name="Standard">
      <style:text-properties officeooo:rsid="0010044c" officeooo:paragraph-rsid="0010044c" fo:background-color="#b7b3ca"/>
    </style:style>
    <style:style style:name="P6" style:family="paragraph" style:parent-style-name="Standard">
      <style:text-properties officeooo:rsid="0010044c" officeooo:paragraph-rsid="0010044c" fo:background-color="transparent"/>
    </style:style>
    <style:style style:name="P7" style:family="paragraph" style:parent-style-name="Standard">
      <style:text-properties officeooo:rsid="001a5342" officeooo:paragraph-rsid="001a5342" fo:background-color="transparen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d4ea6b" loext:char-shading-value="0"/>
    </style:style>
    <style:style style:name="T3" style:family="text">
      <style:text-properties officeooo:rsid="001b7e2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0. Positive anything is better than negative nothing </text:h>
      <text:p text:style-name="Text_20_body">This program will assign a random number to the variable <text:span text:style-name="Source_20_Text">n</text:span> each time it is executed. Complete the source code in order to print whether the number stored in the variable <text:span text:style-name="Source_20_Text">n</text:span> is positive or negative.</text:p>
      <text:list xml:id="list3659214987" text:style-name="L1">
        <text:list-item>
          <text:p text:style-name="P9">You can find the source code <text:a xlink:type="simple" xlink:href="https://intranet.hbtn.io/rltoken/7UBSgP4-dX9UI_R-fz7yYQ" office:target-frame-name="_blank" xlink:show="new" text:style-name="Internet_20_link" text:visited-style-name="Visited_20_Internet_20_Link">here</text:a> </text:p>
        </text:list-item>
        <text:list-item>
          <text:p text:style-name="P9">The variable <text:span text:style-name="Source_20_Text">n</text:span> will store a different value every time you will run this program </text:p>
        </text:list-item>
        <text:list-item>
          <text:p text:style-name="P9">You don’t have to understand what <text:span text:style-name="Source_20_Text">rand</text:span>, <text:span text:style-name="Source_20_Text">srand</text:span>, <text:span text:style-name="Source_20_Text">RAND_MAX</text:span> do. Please do not touch this code </text:p>
        </text:list-item>
        <text:list-item>
          <text:p text:style-name="P9">The output of the program should be: </text:p>
          <text:list>
            <text:list-item>
              <text:p text:style-name="P9">The number, followed by </text:p>
              <text:list>
                <text:list-item>
                  <text:p text:style-name="P9">if the number is greater than 0: <text:span text:style-name="Source_20_Text">is positive</text:span> </text:p>
                </text:list-item>
                <text:list-item>
                  <text:p text:style-name="P9">if the number is 0: <text:span text:style-name="Source_20_Text">is zero</text:span> </text:p>
                </text:list-item>
                <text:list-item>
                  <text:p text:style-name="P9">if the number is less than 0: <text:span text:style-name="Source_20_Text">is negative</text:span> </text:p>
                </text:list-item>
              </text:list>
            </text:list-item>
            <text:list-item>
              <text:p text:style-name="P8">followed by a new line </text:p>
            </text:list-item>
          </text:list>
        </text:list-item>
      </text:list>
      <text:p text:style-name="P4">source code:</text:p>
      <text:p text:style-name="P3"><text:a xlink:type="simple" xlink:href="https://github.com/holbertonschool/0x01.c/blob/master/0-positive_or_negative_c" text:style-name="Internet_20_link" text:visited-style-name="Visited_20_Internet_20_Link"><text:span text:style-name="T2">https://github.com/holbertonschool/0x01.c/blob/master/0-positive_or_negative_c</text:span></text:a></text:p>
      <text:p text:style-name="P4"/>
      <text:p text:style-name="P4">https://www.tutorialspoint.com/difference-between-d-and-i-format-specifier-in-c-language</text:p>
      <text:p text:style-name="P4"/>
      <text:p text:style-name="P4">#include &lt;stdlib.h&gt;</text:p>
      <text:p text:style-name="P4">#include &lt;time.h&gt;</text:p>
      <text:p text:style-name="P4">/* more headers goes there */</text:p>
      <text:p text:style-name="P4"/>
      <text:p text:style-name="P4">/* betty style doc for function main goes there */</text:p>
      <text:p text:style-name="P4">int main(void)</text:p>
      <text:p text:style-name="P4">{</text:p>
      <text:p text:style-name="P4"><text:tab/>int n;</text:p>
      <text:p text:style-name="P4"/>
      <text:p text:style-name="P4"><text:tab/>srand(time(0));</text:p>
      <text:p text:style-name="P4"><text:tab/>n = rand() - RAND_MAX / 2;</text:p>
      <text:p text:style-name="P4"><text:tab/>/* your code goes there */</text:p>
      <text:p text:style-name="P4"><text:tab/>return (0);</text:p>
      <text:p text:style-name="P4">}</text:p>
      <text:p text:style-name="P5"/>
      <text:p text:style-name="P5">{</text:p>
      <text:p text:style-name="P5"><text:tab/>int n;</text:p>
      <text:p text:style-name="P5"/>
      <text:p text:style-name="P5"><text:tab/>srand(time(0));</text:p>
      <text:p text:style-name="P5"><text:tab/>n = rand() - RAND_MAX / 2;</text:p>
      <text:p text:style-name="P5"><text:tab/>/* your code goes there */</text:p>
      <text:p text:style-name="P5"/>
      <text:p text:style-name="P5"><text:tab/>if (n &gt; 0)</text:p>
      <text:p text:style-name="P5"><text:tab/>{</text:p>
      <text:p text:style-name="P5"><text:tab/><text:tab/>printf("%d is positive\n", n);</text:p>
      <text:p text:style-name="P5"><text:tab/>}</text:p>
      <text:p text:style-name="P5"><text:soft-page-break/><text:tab/>else if (n == 0)</text:p>
      <text:p text:style-name="P5"><text:tab/>{</text:p>
      <text:p text:style-name="P5"><text:tab/><text:tab/>printf("%d is zero\n", n);</text:p>
      <text:p text:style-name="P5"><text:tab/>}</text:p>
      <text:p text:style-name="P5"><text:tab/>else if (n &lt; 0)</text:p>
      <text:p text:style-name="P5"><text:tab/>{</text:p>
      <text:p text:style-name="P5"><text:tab/><text:tab/>printf("%d is negative\n", n);</text:p>
      <text:p text:style-name="P5"><text:tab/>}</text:p>
      <text:p text:style-name="P5"/>
      <text:p text:style-name="P5"><text:tab/>return (0);</text:p>
      <text:p text:style-name="P5">}</text:p>
      <text:p text:style-name="P5"/>
      <text:h text:style-name="P1" text:outline-level="3">1. The last digit </text:h>
      <text:p text:style-name="P6">https://aticleworld.com/c-program-to-find-first-and-last-digit-of-a-given-number/</text:p>
      <text:p text:style-name="P6"/>
      <text:p text:style-name="P6"/>
      <text:p text:style-name="P5"><text:tab/>int n;</text:p>
      <text:p text:style-name="P5"/>
      <text:p text:style-name="P5"><text:tab/>srand(time(0));</text:p>
      <text:p text:style-name="P5"><text:tab/>n = rand() - RAND_MAX / 2;</text:p>
      <text:p text:style-name="P5"/>
      <text:p text:style-name="P5"><text:tab/>printf("Last digit of %i is %i and is ", n, (n % 10));</text:p>
      <text:p text:style-name="P5"/>
      <text:p text:style-name="P5"><text:tab/>if ((n % 10) == 0)</text:p>
      <text:p text:style-name="P5"><text:tab/>{</text:p>
      <text:p text:style-name="P5"><text:tab/><text:tab/>printf("0\n");</text:p>
      <text:p text:style-name="P5"><text:tab/>}</text:p>
      <text:p text:style-name="P5"><text:tab/>else if ((n % 10) &gt; 5)</text:p>
      <text:p text:style-name="P5"><text:tab/>{</text:p>
      <text:p text:style-name="P5"><text:tab/><text:tab/>printf("greater than 5\n");</text:p>
      <text:p text:style-name="P5"><text:tab/>}</text:p>
      <text:p text:style-name="P5"><text:tab/>else</text:p>
      <text:p text:style-name="P5"><text:tab/>{</text:p>
      <text:p text:style-name="P5"><text:tab/><text:tab/>printf("less than 6 and not 0\n");</text:p>
      <text:p text:style-name="P5"><text:tab/>}</text:p>
      <text:p text:style-name="P5"/>
      <text:p text:style-name="P5"><text:tab/>return (0);</text:p>
      <text:p text:style-name="P5">}</text:p>
      <text:p text:style-name="P5"/>
      <text:p text:style-name="P7">onlinegdb <text:span text:style-name="T3">para mostrar los resultados del programa sin compilar.</text:span></text:p>
      <text:p text:style-name="P7"/>
      <text:h text:style-name="P2" text:outline-level="3">2. I sometimes suffer from insomnia. And when I can't fall asleep, I play what I call the alphabet game </text:h>
      <text:p text:style-name="P7"/>
      <text:p text:style-name="P7"/>
      <text:p text:style-name="P7">https://www.programiz.com/c-programming/examples/display-alphabets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1:43.939695104</meta:creation-date>
    <dc:date>2022-02-11T15:19:10.474651147</dc:date>
    <meta:editing-duration>PT29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321" meta:character-count="1890" meta:non-whitespace-character-count="1589"/>
  </office:meta>
</office:document-meta>
</file>